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9.701cm"/>
    </style:style>
    <style:style style:name="gr2" style:family="graphic" style:parent-style-name="standard">
      <style:graphic-properties svg:stroke-color="#000000" draw:fill="solid" draw:fill-color="#ff66ff" draw:textarea-horizontal-align="justify" draw:textarea-vertical-align="middle" draw:auto-grow-height="false" fo:min-height="1.035cm" fo:min-width="3.09cm"/>
    </style:style>
    <style:style style:name="gr3" style:family="graphic" style:parent-style-name="standard">
      <style:graphic-properties draw:stroke="none" svg:stroke-color="#000000" draw:fill="none" draw:fill-color="#ffffff" fo:min-height="1.25cm"/>
    </style:style>
    <style:style style:name="gr4" style:family="graphic" style:parent-style-name="standard">
      <style:graphic-properties svg:stroke-color="#000000" draw:fill="solid" draw:fill-color="#ff66ff" draw:textarea-horizontal-align="justify" draw:textarea-vertical-align="middle" draw:auto-grow-height="false" fo:min-height="1.034cm" fo:min-width="3.0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2.221cm"/>
    </style:style>
    <style:style style:name="gr7" style:family="graphic" style:parent-style-name="standard">
      <style:graphic-properties svg:stroke-color="#000000" draw:fill="solid" draw:fill-color="#ff66ff" draw:textarea-horizontal-align="justify" draw:textarea-vertical-align="middle" draw:auto-grow-height="false" fo:min-height="1.035cm" fo:min-width="3.091cm"/>
    </style:style>
    <style:style style:name="gr8" style:family="graphic" style:parent-style-name="standard">
      <style:graphic-properties draw:stroke="none" svg:stroke-color="#000000" draw:fill="none" draw:fill-color="#ffffff" fo:min-height="1.302cm"/>
    </style:style>
    <style:style style:name="gr9" style:family="graphic" style:parent-style-name="standard">
      <style:graphic-properties draw:stroke="none" svg:stroke-color="#000000" draw:fill="none" draw:fill-color="#ffffff" fo:min-height="1.45cm"/>
    </style:style>
    <style:style style:name="gr10" style:family="graphic" style:parent-style-name="standard">
      <style:graphic-properties draw:stroke="none" svg:stroke-color="#000000" draw:fill="none" draw:fill-color="#ffffff" fo:min-height="1.204cm"/>
    </style:style>
    <style:style style:name="gr11" style:family="graphic" style:parent-style-name="standard">
      <style:graphic-properties draw:stroke="none" svg:stroke-color="#000000" draw:fill="none" draw:fill-color="#ffffff" fo:min-height="0.741cm"/>
    </style:style>
    <style:style style:name="gr12" style:family="graphic" style:parent-style-name="standard">
      <style:graphic-properties draw:stroke="none" svg:stroke-color="#000000" draw:fill="none" draw:fill-color="#ffffff" fo:min-height="1.85cm"/>
    </style:style>
    <style:style style:name="gr13" style:family="graphic" style:parent-style-name="standard">
      <style:graphic-properties draw:stroke="none" svg:stroke-color="#000000" draw:fill="none" draw:fill-color="#ffffff" fo:min-height="1.666cm"/>
    </style:style>
    <style:style style:name="gr14" style:family="graphic" style:parent-style-name="standard">
      <style:graphic-properties draw:stroke="none" svg:stroke-color="#000000" draw:fill="none" draw:fill-color="#ffffff" fo:min-height="1.111cm"/>
    </style:style>
    <style:style style:name="P1" style:family="paragraph">
      <loext:graphic-properties draw:fill="none" draw:fill-color="#ffffff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66ff"/>
      <style:paragraph-properties fo:text-align="center"/>
      <style:text-properties fo:color="#ffffff" style:font-name="Liberation Sans1" fo:font-size="14pt" fo:font-weight="bold" style:font-size-asian="18pt" style:font-size-complex="18pt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fo:font-size="14pt" style:font-size-asian="18pt" style:font-size-complex="18pt"/>
    </style:style>
    <style:style style:name="P6" style:family="paragraph">
      <loext:graphic-properties draw:fill="none"/>
      <style:paragraph-properties fo:text-align="center"/>
      <style:text-properties fo:font-size="14pt" style:font-size-asian="18pt" style:font-size-complex="18pt"/>
    </style:style>
    <style:style style:name="P7" style:family="paragraph">
      <loext:graphic-properties draw:fill="none" draw:fill-color="#ffffff"/>
      <style:text-properties fo:font-size="14pt" style:font-size-asian="18pt" style:font-size-complex="18pt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/>
      <style:text-properties fo:font-size="14pt" style:font-size-asian="18pt" style:font-size-complex="18pt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2" style:family="text">
      <style:text-properties fo:color="#ffffff" style:font-name="Liberation Sans1" fo:font-size="14pt" fo:font-weight="bold" style:font-size-asian="18pt" style:font-size-complex="18pt"/>
    </style:style>
    <style:style style:name="T3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201cm" svg:height="1.119cm" svg:x="1.582cm" svg:y="1.438cm">
          <draw:text-box>
            <text:p><text:span text:style-name="T1">Router Session Statechart</text:span></text:p>
          </draw:text-box>
        </draw:frame>
        <draw:custom-shape draw:style-name="gr2" draw:text-style-name="P3" xml:id="id3" draw:id="id3" draw:layer="layout" svg:width="4.12cm" svg:height="1.815cm" svg:x="13.6cm" svg:y="4.1cm">
          <draw:glue-point draw:id="4" svg:x="4.231cm" svg:y="3.179cm"/>
          <draw:glue-point draw:id="5" svg:x="3.97cm" svg:y="-3.895cm"/>
          <text:p text:style-name="P2"><text:span text:style-name="T2">Clos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" draw:id="id1" draw:layer="layout" svg:width="4.12cm" svg:height="1.815cm" svg:x="13.6cm" svg:y="8.84cm">
          <draw:glue-point draw:id="4" svg:x="4.375cm" svg:y="3.571cm"/>
          <draw:glue-point draw:id="5" svg:x="-2.087cm" svg:y="4.699cm"/>
          <text:p text:style-name="P2"><text:span text:style-name="T2">Establish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5" draw:layer="layout" svg:width="2.8cm" svg:height="1.5cm" svg:x="13cm" svg:y="6.5cm">
          <draw:text-box>
            <text:p text:style-name="P4"><text:span text:style-name="T3">Start Listening</text:span></text:p>
          </draw:text-box>
        </draw:frame>
        <draw:custom-shape draw:style-name="gr4" draw:text-style-name="P3" xml:id="id2" draw:id="id2" draw:layer="layout" svg:width="4.12cm" svg:height="1.814cm" svg:x="5.255cm" svg:y="19.482cm">
          <draw:glue-point draw:id="4" svg:x="4.375cm" svg:y="3.571cm"/>
          <draw:glue-point draw:id="5" svg:x="-1.635cm" svg:y="-4.696cm"/>
          <draw:glue-point draw:id="6" svg:x="2.876cm" svg:y="-4.9cm"/>
          <text:p text:style-name="P2"><text:span text:style-name="T2">Establish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curve" svg:x1="13.6cm" svg:y1="9.747cm" svg:x2="6.642cm" svg:y2="19.538cm" draw:start-shape="id1" draw:start-glue-point="3" draw:end-shape="id2" draw:end-glue-point="5" svg:d="M13600 9747c-4639 0-6958 3263-6958 9791" svg:viewBox="0 0 6959 9792">
          <text:p/>
        </draw:connector>
        <draw:custom-shape draw:style-name="gr4" draw:text-style-name="P3" xml:id="id7" draw:id="id7" draw:layer="layout" svg:width="4.12cm" svg:height="1.814cm" svg:x="10.08cm" svg:y="14.3cm">
          <draw:glue-point draw:id="4" svg:x="-4.514cm" svg:y="-2.508cm"/>
          <text:p text:style-name="P2"><text:span text:style-name="T2">Fail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4.661cm" svg:height="2.471cm" svg:x="5.1cm" svg:y="9.1cm">
          <draw:text-box>
            <text:p text:style-name="P4"><text:span text:style-name="T3">Received valid HELLO</text:span></text:p>
            <text:p text:style-name="P4"><text:span text:style-name="T3">/ Send WELCOME</text:span></text:p>
          </draw:text-box>
        </draw:frame>
        <draw:connector draw:style-name="gr5" draw:text-style-name="P6" draw:layer="layout" svg:x1="15.66cm" svg:y1="5.915cm" svg:x2="15.66cm" svg:y2="8.84cm" draw:start-shape="id3" draw:start-glue-point="2" draw:end-shape="id1" draw:end-glue-point="0" svg:d="M15660 5915v2925" svg:viewBox="0 0 1 2926">
          <text:p/>
        </draw:connector>
        <draw:custom-shape draw:style-name="gr2" draw:text-style-name="P3" xml:id="id5" draw:id="id5" draw:layer="layout" svg:width="4.12cm" svg:height="1.815cm" svg:x="5.255cm" svg:y="23.956cm">
          <draw:glue-point draw:id="4" svg:x="3.75cm" svg:y="-4.047cm"/>
          <text:p text:style-name="P2"><text:span text:style-name="T2">Shutting Dow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4" draw:id="id4" draw:layer="layout" svg:width="4.121cm" svg:height="1.815cm" svg:x="17.579cm" svg:y="21.8cm">
          <text:p text:style-name="P2"><text:span text:style-name="T2">Closing *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curve" svg:x1="9.117cm" svg:y1="21.036cm" svg:x2="17.579cm" svg:y2="22.707cm" draw:start-shape="id2" draw:start-glue-point="4" draw:end-shape="id4" svg:d="M9117 21036c6540 0 2309 1671 8462 1671" svg:viewBox="0 0 8463 1672">
          <text:p/>
        </draw:connector>
        <draw:frame draw:style-name="gr8" draw:text-style-name="P5" draw:layer="layout" svg:width="3.52cm" svg:height="1.552cm" svg:x="3.881cm" svg:y="21.797cm">
          <draw:text-box>
            <text:p text:style-name="P4"><text:span text:style-name="T3">Sent GOODBYE</text:span></text:p>
          </draw:text-box>
        </draw:frame>
        <draw:connector draw:style-name="gr5" draw:text-style-name="P6" draw:layer="layout" svg:x1="7.315cm" svg:y1="21.296cm" svg:x2="7.315cm" svg:y2="23.956cm" draw:start-shape="id2" draw:start-glue-point="2" draw:end-shape="id5" draw:end-glue-point="0" svg:d="M7315 21296v2660" svg:viewBox="0 0 1 2661">
          <text:p/>
        </draw:connector>
        <draw:frame draw:style-name="gr8" draw:text-style-name="P7" draw:layer="layout" svg:width="3.52cm" svg:height="1.552cm" svg:x="11.881cm" svg:y="22.363cm">
          <draw:text-box>
            <text:p><text:span text:style-name="T3">Received</text:span></text:p>
            <text:p><text:span text:style-name="T3">GOODBYE</text:span></text:p>
          </draw:text-box>
        </draw:frame>
        <draw:frame draw:style-name="gr8" draw:text-style-name="P5" draw:layer="layout" svg:width="3.519cm" svg:height="1.552cm" svg:x="1.7cm" svg:y="24.9cm">
          <draw:text-box>
            <text:p text:style-name="P4"><text:span text:style-name="T3">Received GOODBYE</text:span></text:p>
          </draw:text-box>
        </draw:frame>
        <draw:connector draw:style-name="gr5" draw:text-style-name="P6" draw:layer="layout" draw:type="curve" draw:line-skew="0cm 0.156cm" svg:x1="9.375cm" svg:y1="24.863cm" svg:x2="7.315cm" svg:y2="25.771cm" draw:start-shape="id5" draw:start-glue-point="1" draw:end-shape="id5" draw:end-glue-point="2" svg:d="M9375 24863c753 0 628 783-75 1256s-1985 637-1985-348" svg:viewBox="0 0 2572 1632">
          <text:p/>
        </draw:connector>
        <draw:frame draw:style-name="gr9" draw:text-style-name="P7" draw:layer="layout" svg:width="4.637cm" svg:height="1.7cm" svg:x="8.504cm" svg:y="26.315cm">
          <draw:text-box>
            <text:p><text:span text:style-name="T3">Received other</text:span></text:p>
            <text:p><text:span text:style-name="T3">/ignore</text:span></text:p>
          </draw:text-box>
        </draw:frame>
        <draw:frame draw:style-name="gr8" draw:text-style-name="P9" draw:layer="layout" svg:width="3.519cm" svg:height="1.552cm" svg:x="22.1cm" svg:y="22.848cm">
          <draw:text-box>
            <text:p text:style-name="P8"><text:span text:style-name="T3">Sent GOODBYE</text:span></text:p>
          </draw:text-box>
        </draw:frame>
        <draw:frame draw:style-name="gr10" draw:text-style-name="P9" draw:layer="layout" svg:width="5.2cm" svg:height="1.454cm" svg:x="9.7cm" svg:y="17.8cm">
          <draw:text-box>
            <text:p text:style-name="P8"><text:span text:style-name="T3">Received HELLO or AUTHENTICATE</text:span></text:p>
          </draw:text-box>
        </draw:frame>
        <draw:frame draw:style-name="gr8" draw:text-style-name="P9" draw:layer="layout" svg:width="2.9cm" svg:height="1.552cm" svg:x="10.7cm" svg:y="11.7cm">
          <draw:text-box>
            <text:p text:style-name="P8"><text:span text:style-name="T3">Received other</text:span></text:p>
          </draw:text-box>
        </draw:frame>
        <draw:frame draw:style-name="gr11" draw:text-style-name="P9" draw:layer="layout" svg:width="4.7cm" svg:height="0.991cm" svg:x="21.181cm" svg:y="27.215cm">
          <draw:text-box>
            <text:p text:style-name="P8"><text:span text:style-name="T3">* Transient state</text:span></text:p>
          </draw:text-box>
        </draw:frame>
        <draw:custom-shape draw:style-name="gr2" draw:text-style-name="P3" xml:id="id6" draw:id="id6" draw:layer="layout" svg:width="4.12cm" svg:height="1.815cm" svg:x="19.68cm" svg:y="14.3cm">
          <draw:glue-point draw:id="4" svg:x="4.375cm" svg:y="3.571cm"/>
          <draw:glue-point draw:id="5" svg:x="-3.958cm" svg:y="4.047cm"/>
          <text:p text:style-name="P2"><text:span text:style-name="T2">Challeng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7" draw:layer="layout" svg:width="6cm" svg:height="2.1cm" svg:x="16.1cm" svg:y="12cm">
          <draw:text-box>
            <text:p><text:span text:style-name="T3">Received valid HELLO</text:span></text:p>
            <text:p><text:span text:style-name="T3">[needs authentication]</text:span></text:p>
            <text:p><text:span text:style-name="T3">/ Send CHALLENGE</text:span></text:p>
          </draw:text-box>
        </draw:frame>
        <draw:connector draw:style-name="gr5" draw:text-style-name="P6" draw:layer="layout" draw:type="curve" svg:x1="21.74cm" svg:y1="16.115cm" svg:x2="9.375cm" svg:y2="20.389cm" draw:start-shape="id6" draw:start-glue-point="2" draw:end-shape="id2" draw:end-glue-point="1" svg:d="M21740 16115c0 2850-4121 4274-12365 4274" svg:viewBox="0 0 12366 4275">
          <text:p/>
        </draw:connector>
        <draw:frame draw:style-name="gr13" draw:text-style-name="P7" draw:layer="layout" svg:width="4.919cm" svg:height="1.916cm" svg:x="20.881cm" svg:y="18.084cm">
          <draw:text-box>
            <text:p><text:span text:style-name="T3">Received valid</text:span></text:p>
            <text:p><text:span text:style-name="T3">AUTHENTICATE</text:span></text:p>
            <text:p><text:span text:style-name="T3">/ Send WELCOME</text:span></text:p>
          </draw:text-box>
        </draw:frame>
        <draw:connector draw:style-name="gr5" draw:text-style-name="P6" draw:layer="layout" draw:type="curve" draw:line-skew="-0.112cm" svg:x1="17.72cm" svg:y1="9.747cm" svg:x2="17.403cm" svg:y2="5.583cm" draw:start-shape="id1" draw:start-glue-point="1" draw:end-shape="id3" draw:end-glue-point="4" svg:d="M17720 9747c585 0 743-4164-317-4164" svg:viewBox="0 0 778 4165">
          <text:p/>
        </draw:connector>
        <draw:frame draw:style-name="gr13" draw:text-style-name="P7" draw:layer="layout" svg:width="4.3cm" svg:height="1.916cm" svg:x="23.5cm" svg:y="5.184cm">
          <draw:text-box>
            <text:p><text:span text:style-name="T3">Received invalid</text:span></text:p>
            <text:p><text:span text:style-name="T3">AUTHENTICATE</text:span></text:p>
            <text:p><text:span text:style-name="T3">/ Send ABORT</text:span></text:p>
          </draw:text-box>
        </draw:frame>
        <draw:connector draw:style-name="gr5" draw:text-style-name="P6" draw:layer="layout" draw:type="curve" svg:x1="19.68cm" svg:y1="15.207cm" svg:x2="14.2cm" svg:y2="15.207cm" draw:start-shape="id6" draw:start-glue-point="3" draw:end-shape="id7" draw:end-glue-point="1" svg:d="M19680 15207h-5480" svg:viewBox="0 0 5481 1">
          <text:p/>
        </draw:connector>
        <draw:frame draw:style-name="gr14" draw:text-style-name="P9" draw:layer="layout" svg:width="3.52cm" svg:height="1.361cm" svg:x="16.38cm" svg:y="15.339cm">
          <draw:text-box>
            <text:p text:style-name="P8"><text:span text:style-name="T3">Received other</text:span></text:p>
          </draw:text-box>
        </draw:frame>
        <draw:connector draw:style-name="gr5" draw:text-style-name="P10" draw:layer="layout" draw:line-skew="6.099cm -0.498cm" svg:x1="21.7cm" svg:y1="22.707cm" svg:x2="15.66cm" svg:y2="4.1cm" draw:start-shape="id4" draw:start-glue-point="1" draw:end-shape="id3" draw:end-glue-point="0" svg:d="M21700 22707h6600v-19607h-12640v1000" svg:viewBox="0 0 12641 19608">
          <text:p/>
        </draw:connector>
        <draw:frame draw:style-name="gr13" draw:text-style-name="P7" draw:layer="layout" svg:width="4.2cm" svg:height="1.916cm" svg:x="18.2cm" svg:y="6.784cm">
          <draw:text-box>
            <text:p><text:span text:style-name="T3">Received invalid</text:span></text:p>
            <text:p><text:span text:style-name="T3">HELLO</text:span></text:p>
            <text:p><text:span text:style-name="T3">/ Send ABORT</text:span></text:p>
          </draw:text-box>
        </draw:frame>
        <draw:connector draw:style-name="gr5" draw:text-style-name="P10" draw:layer="layout" draw:line-skew="-2.354cm" svg:x1="5.255cm" svg:y1="24.863cm" svg:x2="13.6cm" svg:y2="5.007cm" draw:start-shape="id5" draw:start-glue-point="3" draw:end-shape="id3" draw:end-glue-point="3" svg:d="M5255 24863h-2855v-19856h11200" svg:viewBox="0 0 11201 19857">
          <text:p/>
        </draw:connector>
        <draw:connector draw:style-name="gr5" draw:text-style-name="P6" draw:layer="layout" draw:type="curve" svg:x1="14.801cm" svg:y1="10.599cm" svg:x2="12.14cm" svg:y2="14.3cm" draw:start-shape="id1" draw:start-glue-point="5" draw:end-shape="id7" draw:end-glue-point="0" svg:d="M14801 10599c0 2818-2661 968-2661 3701" svg:viewBox="0 0 2662 3702">
          <text:p/>
        </draw:connector>
        <draw:connector draw:style-name="gr5" draw:text-style-name="P6" draw:layer="layout" draw:type="curve" svg:x1="8.499cm" svg:y1="19.501cm" svg:x2="12.14cm" svg:y2="16.114cm" draw:start-shape="id2" draw:start-glue-point="6" draw:end-shape="id7" draw:end-glue-point="2" svg:d="M8499 19501c0-2553 3641-860 3641-3387" svg:viewBox="0 0 3642 3388">
          <text:p/>
        </draw:connector>
        <draw:connector draw:style-name="gr5" draw:text-style-name="P6" draw:layer="layout" draw:type="curve" svg:x1="17.462cm" svg:y1="10.395cm" svg:x2="21.74cm" svg:y2="14.3cm" draw:start-shape="id1" draw:start-glue-point="4" draw:end-shape="id6" draw:end-glue-point="0" svg:d="M17462 10395c2852 0 4278 1301 4278 3905" svg:viewBox="0 0 4279 3906">
          <text:p/>
        </draw:connector>
        <draw:connector draw:style-name="gr5" draw:text-style-name="P6" draw:layer="layout" draw:type="curve" draw:line-skew="0.145cm" svg:x1="23.8cm" svg:y1="15.207cm" svg:x2="17.72cm" svg:y2="5.007cm" draw:start-shape="id6" draw:start-glue-point="1" draw:end-shape="id3" draw:end-glue-point="1" svg:d="M23800 15207c970 0 4010-10200-6080-10200" svg:viewBox="0 0 7273 10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cm" fo:page-height="4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mile Cormier</meta:initial-creator>
    <meta:creation-date>2015-01-02T16:34:24.780238707</meta:creation-date>
    <dc:date>2015-09-27T14:32:27.430992677</dc:date>
    <dc:creator>Emile Cormier</dc:creator>
    <meta:editing-duration>PT1H15M17S</meta:editing-duration>
    <meta:editing-cycles>16</meta:editing-cycles>
    <meta:generator>LibreOffice/5.0.2.2$Linux_X86_64 LibreOffice_project/00m0$Build-2</meta:generator>
    <meta:document-statistic meta:object-count="37"/>
  </office:meta>
</office:document-meta>
</file>